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oania" svg:font-family="Aroania"/>
    <style:font-face style:name="Mangal1" svg:font-family="Mangal"/>
    <style:font-face style:name="Nilus1" svg:font-family="Nilu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ilus" svg:font-family="Nilus" style:font-family-generic="roman" style:font-pitch="variable"/>
    <style:font-face style:name="Nilus:aalt" svg:font-family="Nilus:aalt" style:font-family-generic="roman" style:font-pitch="variable"/>
    <style:font-face style:name="Nilus:aalt=2" svg:font-family="Nilus:aalt=2" style:font-family-generic="roman" style:font-pitch="variable"/>
    <style:font-face style:name="Nilus:liga=0" svg:font-family="Nilus:liga=0" style:font-family-generic="roman" style:font-pitch="variable"/>
    <style:font-face style:name="Nilus:salt" svg:font-family="Nilus:salt" style:font-family-generic="roman" style:font-pitch="variable"/>
    <style:font-face style:name="Nilus:ss20" svg:font-family="Nilus:ss20" style:font-family-generic="roman" style:font-pitch="variable"/>
    <style:font-face style:name="Calibri1" svg:font-family="Calibri" style:font-family-generic="swiss" style:font-pitch="variable"/>
    <style:font-face style:name="Calibri:onum" svg:font-family="Calibri:onum" style:font-family-generic="swiss" style:font-pitch="variable"/>
    <style:font-face style:name="Calibri:smcp" svg:font-family="Calibri:smcp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3" style:family="table">
      <style:table-properties style:width="16cm" table:align="center"/>
    </style:style>
    <style:style style:name="Πίνακας3.A" style:family="table-column">
      <style:table-column-properties style:column-width="2.866cm"/>
    </style:style>
    <style:style style:name="Πίνακας3.B" style:family="table-column">
      <style:table-column-properties style:column-width="1.431cm"/>
    </style:style>
    <style:style style:name="Πίνακας3.C" style:family="table-column">
      <style:table-column-properties style:column-width="2.36cm"/>
    </style:style>
    <style:style style:name="Πίνακας3.D" style:family="table-column">
      <style:table-column-properties style:column-width="1.688cm"/>
    </style:style>
    <style:style style:name="Πίνακας3.E" style:family="table-column">
      <style:table-column-properties style:column-width="3.013cm"/>
    </style:style>
    <style:style style:name="Πίνακας3.F" style:family="table-column">
      <style:table-column-properties style:column-width="1.824cm"/>
    </style:style>
    <style:style style:name="Πίνακας3.G" style:family="table-column">
      <style:table-column-properties style:column-width="1.612cm"/>
    </style:style>
    <style:style style:name="Πίνακας3.H" style:family="table-column">
      <style:table-column-properties style:column-width="1.207cm"/>
    </style:style>
    <style:style style:name="Πίνακας3.A1" style:family="table-cell">
      <style:table-cell-properties fo:padding-left="0.199cm" fo:padding-right="0.199cm" fo:padding-top="0.049cm" fo:padding-bottom="0.049cm" fo:border="none"/>
    </style:style>
    <style:style style:name="Πίνακας3.C1" style:family="table-cell">
      <style:table-cell-properties style:border-line-width-left="0.018cm 0.018cm 0.018cm" fo:padding-left="0.199cm" fo:padding-right="0.199cm" fo:padding-top="0.049cm" fo:padding-bottom="0.049cm" fo:border-left="1.5pt double #000000" fo:border-right="none" fo:border-top="none" fo:border-bottom="none"/>
    </style:style>
    <style:style style:name="P1" style:family="paragraph" style:parent-style-name="Table_20_Contents">
      <style:paragraph-properties fo:margin-top="0cm" fo:margin-bottom="0cm" loext:contextual-spacing="false" fo:line-height="115%"/>
      <style:text-properties style:font-name="Nilus" fo:font-size="14pt" fo:language="en" fo:country="US" officeooo:paragraph-rsid="00314527" style:font-size-asian="14pt" style:font-size-complex="14pt"/>
    </style:style>
    <style:style style:name="P2" style:family="paragraph" style:parent-style-name="Table_20_Contents">
      <style:paragraph-properties fo:margin-top="0cm" fo:margin-bottom="0cm" loext:contextual-spacing="false" fo:line-height="115%"/>
      <style:text-properties style:font-name="Nilus:ss20" fo:font-size="14pt" fo:language="en" fo:country="US" style:font-size-asian="14pt" style:font-size-complex="14pt"/>
    </style:style>
    <style:style style:name="P3" style:family="paragraph" style:parent-style-name="Table_20_Contents">
      <style:paragraph-properties fo:margin-top="0cm" fo:margin-bottom="0cm" loext:contextual-spacing="false" fo:line-height="115%" fo:text-align="end" style:justify-single-word="false"/>
      <style:text-properties style:font-name="Nilus1" fo:font-size="14pt" fo:language="en" fo:country="US" officeooo:rsid="00366919" officeooo:paragraph-rsid="003a2dfc" style:font-name-asian="Nilus1" style:font-size-asian="14pt" style:font-name-complex="Nilus1" style:font-size-complex="14pt"/>
    </style:style>
    <style:style style:name="P4" style:family="paragraph" style:parent-style-name="Βασικό">
      <style:paragraph-properties fo:margin-top="0cm" fo:margin-bottom="0cm" loext:contextual-spacing="false" fo:line-height="100%" fo:text-align="center" style:justify-single-word="false"/>
      <style:text-properties officeooo:paragraph-rsid="0030d31e"/>
    </style:style>
    <style:style style:name="P5" style:family="paragraph" style:parent-style-name="Βασικό">
      <style:paragraph-properties fo:margin-top="0cm" fo:margin-bottom="0cm" loext:contextual-spacing="false" fo:text-align="center" style:justify-single-word="false"/>
      <style:text-properties fo:font-size="28pt" fo:language="en" fo:country="US" officeooo:paragraph-rsid="0030d31e" style:font-size-asian="28pt" style:font-size-complex="28pt"/>
    </style:style>
    <style:style style:name="P6" style:family="paragraph" style:parent-style-name="Βασικό">
      <style:paragraph-properties fo:margin-top="0cm" fo:margin-bottom="0cm" loext:contextual-spacing="false" fo:text-align="center" style:justify-single-word="false"/>
      <style:text-properties officeooo:paragraph-rsid="0030d31e"/>
    </style:style>
    <style:style style:name="P7" style:family="paragraph" style:parent-style-name="Βασικό">
      <style:paragraph-properties fo:margin-top="0cm" fo:margin-bottom="0cm" loext:contextual-spacing="false" fo:text-align="center" style:justify-single-word="false"/>
      <style:text-properties fo:font-size="22pt" fo:language="en" fo:country="US" officeooo:paragraph-rsid="0030d31e" style:font-size-asian="22pt" style:font-size-complex="22pt"/>
    </style:style>
    <style:style style:name="P8" style:family="paragraph" style:parent-style-name="Βασικό">
      <style:paragraph-properties fo:margin-top="0cm" fo:margin-bottom="0cm" loext:contextual-spacing="false" fo:line-height="115%"/>
      <style:text-properties style:use-window-font-color="true" style:font-name="Nilus" fo:font-size="14pt" fo:language="en" fo:country="US" officeooo:paragraph-rsid="0030d31e" style:font-size-asian="14pt" style:font-size-complex="14pt"/>
    </style:style>
    <style:style style:name="P9" style:family="paragraph" style:parent-style-name="Βασικό">
      <style:paragraph-properties fo:margin-top="0cm" fo:margin-bottom="0cm" loext:contextual-spacing="false" fo:line-height="115%"/>
      <style:text-properties style:use-window-font-color="true" style:font-name="Calibri1" fo:font-size="11pt" fo:language="en" fo:country="US" officeooo:paragraph-rsid="0030d31e" style:font-size-asian="11pt" style:font-size-complex="11pt"/>
    </style:style>
    <style:style style:name="P10" style:family="paragraph" style:parent-style-name="Βασικό">
      <style:paragraph-properties fo:margin-top="0cm" fo:margin-bottom="0cm" loext:contextual-spacing="false" fo:text-align="center" style:justify-single-word="false"/>
      <style:text-properties fo:font-size="12pt" fo:language="en" fo:country="US" officeooo:paragraph-rsid="0030d31e" style:font-size-asian="12pt" style:font-size-complex="12pt"/>
    </style:style>
    <style:style style:name="P11" style:family="paragraph" style:parent-style-name="Text_20_body">
      <style:paragraph-properties fo:margin-top="0cm" fo:margin-bottom="0cm" loext:contextual-spacing="false" fo:line-height="115%"/>
      <style:text-properties style:font-name="Nilus" fo:font-size="14pt" fo:language="en" fo:country="US" officeooo:rsid="002911d4" officeooo:paragraph-rsid="002911d4" style:font-size-asian="14pt" style:font-name-complex="Nilus" style:font-size-complex="14pt"/>
    </style:style>
    <style:style style:name="P12" style:family="paragraph" style:parent-style-name="Text_20_body">
      <style:paragraph-properties fo:margin-top="0cm" fo:margin-bottom="0cm" loext:contextual-spacing="false" fo:line-height="115%"/>
      <style:text-properties style:font-name="Nilus" fo:font-size="14pt" fo:language="en" fo:country="US" officeooo:rsid="002911d4" officeooo:paragraph-rsid="003a2dfc" style:font-size-asian="14pt" style:font-name-complex="Nilus" style:font-size-complex="14pt"/>
    </style:style>
    <style:style style:name="P13" style:family="paragraph" style:parent-style-name="Text_20_body">
      <style:paragraph-properties fo:margin-top="0cm" fo:margin-bottom="0cm" loext:contextual-spacing="false" fo:line-height="115%"/>
      <style:text-properties style:font-name="Nilus" fo:font-size="14pt" fo:language="en" fo:country="US" officeooo:paragraph-rsid="00238043" style:font-size-asian="14pt" style:font-name-complex="Nilus" style:font-size-complex="14pt"/>
    </style:style>
    <style:style style:name="P14" style:family="paragraph" style:parent-style-name="Text_20_body">
      <style:paragraph-properties fo:margin-top="0cm" fo:margin-bottom="0cm" loext:contextual-spacing="false" fo:line-height="115%" fo:text-align="end" style:justify-single-word="false"/>
      <style:text-properties style:font-name="Nilus" fo:font-size="14pt" fo:language="cop" fo:country="EG" officeooo:rsid="002911d4" officeooo:paragraph-rsid="002911d4" style:font-size-asian="14pt" style:font-name-complex="Nilus" style:font-size-complex="14pt"/>
    </style:style>
    <style:style style:name="P15" style:family="paragraph" style:parent-style-name="Text_20_body">
      <style:paragraph-properties fo:margin-top="0cm" fo:margin-bottom="0cm" loext:contextual-spacing="false" fo:line-height="115%" fo:text-align="end" style:justify-single-word="false"/>
      <style:text-properties style:font-name="Nilus" fo:font-size="14pt" fo:language="zxx" fo:country="none" officeooo:rsid="001dfab9" officeooo:paragraph-rsid="002911d4" style:font-size-asian="14pt" style:language-asian="zxx" style:country-asian="none" style:font-name-complex="Nilus" style:font-size-complex="14pt" style:language-complex="zxx" style:country-complex="none"/>
    </style:style>
    <style:style style:name="P16" style:family="paragraph" style:parent-style-name="Text_20_body">
      <style:paragraph-properties fo:margin-top="0cm" fo:margin-bottom="0cm" loext:contextual-spacing="false" fo:line-height="115%" fo:text-align="end" style:justify-single-word="false"/>
      <style:text-properties style:font-name="Nilus" fo:font-size="14pt" fo:language="zxx" fo:country="none" officeooo:rsid="001dfab9" officeooo:paragraph-rsid="0023dafa" style:font-size-asian="14pt" style:language-asian="zxx" style:country-asian="none" style:font-name-complex="Nilus" style:font-size-complex="14pt" style:language-complex="zxx" style:country-complex="none"/>
    </style:style>
    <style:style style:name="P17" style:family="paragraph" style:parent-style-name="Text_20_body">
      <style:paragraph-properties fo:margin-top="0cm" fo:margin-bottom="0cm" loext:contextual-spacing="false" fo:line-height="115%"/>
      <style:text-properties style:use-window-font-color="true" style:font-name="Nilus" fo:font-size="14pt" fo:language="en" fo:country="US" officeooo:rsid="002911d4" officeooo:paragraph-rsid="002911d4" style:font-size-asian="14pt" style:font-name-complex="Nilus" style:font-size-complex="14pt"/>
    </style:style>
    <style:style style:name="P18" style:family="paragraph" style:parent-style-name="Text_20_body">
      <style:paragraph-properties fo:margin-top="0cm" fo:margin-bottom="0cm" loext:contextual-spacing="false" fo:line-height="115%"/>
      <style:text-properties style:use-window-font-color="true" style:font-name="Nilus" fo:font-size="14pt" fo:language="cop" fo:country="EG" officeooo:paragraph-rsid="0030d31e" style:font-size-asian="14pt" style:font-name-complex="Nilus" style:font-size-complex="14pt" style:font-weight-complex="bold"/>
    </style:style>
    <style:style style:name="P19" style:family="paragraph" style:parent-style-name="Text_20_body">
      <style:paragraph-properties fo:margin-top="0cm" fo:margin-bottom="0cm" loext:contextual-spacing="false" fo:line-height="115%" fo:text-align="end" style:justify-single-word="false"/>
      <style:text-properties style:use-window-font-color="true" style:font-name="Calibri1" fo:font-size="11pt" fo:language="cop" fo:country="EG" officeooo:rsid="002911d4" officeooo:paragraph-rsid="002911d4" style:font-size-asian="11pt" style:font-name-complex="Nilus" style:font-size-complex="11pt"/>
    </style:style>
    <style:style style:name="P20" style:family="paragraph" style:parent-style-name="Text_20_body">
      <style:paragraph-properties fo:margin-top="0cm" fo:margin-bottom="0cm" loext:contextual-spacing="false" fo:line-height="115%"/>
      <style:text-properties style:font-name="Calibri1" fo:font-size="11pt" fo:language="en" fo:country="US" officeooo:rsid="002911d4" officeooo:paragraph-rsid="003a2dfc" style:font-size-asian="11pt" style:font-name-complex="Nilus" style:font-size-complex="11pt"/>
    </style:style>
    <style:style style:name="P21" style:family="paragraph" style:parent-style-name="Text_20_body">
      <style:paragraph-properties fo:margin-top="0cm" fo:margin-bottom="0cm" loext:contextual-spacing="false" fo:line-height="115%" fo:text-align="end" style:justify-single-word="false"/>
      <style:text-properties style:font-name="Calibri1" fo:font-size="11pt" fo:language="en" fo:country="US" officeooo:rsid="002911d4" officeooo:paragraph-rsid="003a2dfc" style:font-size-asian="11pt" style:font-name-complex="Nilus" style:font-size-complex="11pt"/>
    </style:style>
    <style:style style:name="P22" style:family="paragraph" style:parent-style-name="Text_20_body">
      <style:paragraph-properties fo:margin-top="0cm" fo:margin-bottom="0cm" loext:contextual-spacing="false" fo:line-height="115%"/>
      <style:text-properties style:font-name="Nilus1" fo:font-size="14pt" fo:language="en" fo:country="US" officeooo:rsid="00366919" officeooo:paragraph-rsid="0023dafa" style:font-name-asian="Nilus1" style:font-size-asian="14pt" style:font-name-complex="Nilus1" style:font-size-complex="14pt"/>
    </style:style>
    <style:style style:name="P23" style:family="paragraph" style:parent-style-name="Text_20_body">
      <style:paragraph-properties fo:margin-top="0cm" fo:margin-bottom="0cm" loext:contextual-spacing="false" fo:line-height="100%"/>
      <style:text-properties fo:color="#000000" style:font-name="Nilus:liga=0" fo:font-size="14pt" officeooo:rsid="003e8732" officeooo:paragraph-rsid="00441278" style:font-size-asian="14pt" style:font-name-complex="Nilus" style:font-size-complex="14pt"/>
    </style:style>
    <style:style style:name="P24" style:family="paragraph" style:parent-style-name="Text_20_body">
      <style:paragraph-properties fo:margin-top="0cm" fo:margin-bottom="0cm" loext:contextual-spacing="false" fo:line-height="100%"/>
      <style:text-properties fo:color="#000000" style:font-name="Nilus:liga=0" fo:font-size="14pt" officeooo:paragraph-rsid="00424fee" style:font-size-asian="14pt" style:font-name-complex="Nilus:liga=0" style:font-size-complex="14pt"/>
    </style:style>
    <style:style style:name="P25" style:family="paragraph" style:parent-style-name="Βασικό">
      <style:paragraph-properties fo:margin-top="0cm" fo:margin-bottom="0cm" loext:contextual-spacing="false" fo:line-height="115%" fo:break-before="page"/>
      <style:text-properties style:use-window-font-color="true" style:font-name="Calibri1" fo:font-size="11pt" fo:language="en" fo:country="US" officeooo:paragraph-rsid="0030d31e" style:font-size-asian="11pt" style:font-size-complex="11pt"/>
    </style:style>
    <style:style style:name="P26" style:family="paragraph" style:parent-style-name="Standard">
      <style:paragraph-properties fo:line-height="115%"/>
      <style:text-properties style:use-window-font-color="true" style:font-name="Nilus:liga=0" fo:font-size="14pt" style:font-size-asian="14pt" style:font-name-complex="Nilus:liga=0" style:font-size-complex="14pt"/>
    </style:style>
    <style:style style:name="P27" style:family="paragraph" style:parent-style-name="Standard">
      <style:paragraph-properties fo:line-height="115%"/>
      <style:text-properties style:use-window-font-color="true" style:font-name="Nilus" fo:font-size="14pt" style:font-size-asian="14pt" style:font-name-complex="Nilus" style:font-size-complex="14pt"/>
    </style:style>
    <style:style style:name="P28" style:family="paragraph" style:parent-style-name="Standard">
      <style:paragraph-properties fo:line-height="115%"/>
      <style:text-properties style:use-window-font-color="true" style:font-name="Nilus" fo:font-size="14pt" officeooo:paragraph-rsid="003cd205" style:font-size-asian="14pt" style:font-name-complex="Nilus" style:font-size-complex="14pt"/>
    </style:style>
    <style:style style:name="P29" style:family="paragraph" style:parent-style-name="Standard">
      <style:paragraph-properties fo:line-height="115%"/>
      <style:text-properties fo:color="#0000ff" style:font-name="Nilus" fo:font-size="14pt" style:font-size-asian="14pt" style:font-name-complex="Nilus:aalt" style:font-size-complex="14pt"/>
    </style:style>
    <style:style style:name="P30" style:family="paragraph" style:parent-style-name="Standard">
      <style:paragraph-properties fo:line-height="115%"/>
      <style:text-properties fo:color="#000000" style:font-name="Nilus" fo:font-size="14pt" officeooo:paragraph-rsid="00441278" style:font-size-asian="14pt" style:font-name-complex="Nilus:liga=0" style:font-size-complex="14pt"/>
    </style:style>
    <style:style style:name="P31" style:family="paragraph" style:parent-style-name="Standard">
      <style:paragraph-properties fo:line-height="115%"/>
      <style:text-properties fo:color="#000000" style:font-name="Nilus" fo:font-size="14pt" officeooo:paragraph-rsid="00441278" style:font-size-asian="14pt" style:font-name-complex="Nilus" style:font-size-complex="14pt"/>
    </style:style>
    <style:style style:name="P32" style:family="paragraph" style:parent-style-name="Standard">
      <style:paragraph-properties fo:line-height="115%"/>
      <style:text-properties fo:color="#000000" style:font-name="Nilus" fo:font-size="12pt" style:font-size-asian="12pt" style:font-name-complex="Nilus" style:font-size-complex="12pt"/>
    </style:style>
    <style:style style:name="P33" style:family="paragraph" style:parent-style-name="Text_20_body">
      <loext:graphic-properties draw:fill="none"/>
      <style:paragraph-properties fo:margin-left="2cm" fo:margin-right="0cm" fo:margin-top="0cm" fo:margin-bottom="0cm" loext:contextual-spacing="false" fo:line-height="115%" fo:text-indent="0cm" style:auto-text-indent="false" fo:background-color="transparent"/>
      <style:text-properties style:font-name="Nilus" fo:font-size="10pt" fo:language="cop" fo:country="EG" officeooo:paragraph-rsid="0030d31e" style:font-size-asian="10pt" style:font-name-complex="Nilus" style:font-size-complex="10pt"/>
    </style:style>
    <style:style style:name="P34" style:family="paragraph" style:parent-style-name="Text_20_body" style:master-page-name="">
      <loext:graphic-properties draw:fill="none"/>
      <style:paragraph-properties fo:margin-left="2cm" fo:margin-right="0cm" fo:margin-top="0cm" fo:margin-bottom="0cm" loext:contextual-spacing="false" fo:line-height="115%" fo:text-indent="0cm" style:auto-text-indent="false" style:page-number="auto" fo:background-color="transparent"/>
      <style:text-properties style:font-name="Nilus" fo:font-size="12pt" fo:language="cop" fo:country="EG" officeooo:paragraph-rsid="0030d31e" style:font-size-asian="12pt" style:font-name-complex="Nilus" style:font-size-complex="12pt"/>
    </style:style>
    <style:style style:name="P35" style:family="paragraph" style:parent-style-name="Βασικό" style:master-page-name="MP0">
      <style:paragraph-properties fo:margin-top="0cm" fo:margin-bottom="0cm" loext:contextual-spacing="false" fo:text-align="center" style:justify-single-word="false" style:page-number="auto" fo:break-before="page"/>
      <style:text-properties fo:font-size="28pt" fo:language="en" fo:country="US" officeooo:paragraph-rsid="0030d31e" style:font-size-asian="28pt" style:font-size-complex="28pt"/>
    </style:style>
    <style:style style:name="P36" style:family="paragraph" style:parent-style-name="Βασικό">
      <style:paragraph-properties fo:margin-top="0cm" fo:margin-bottom="0cm" loext:contextual-spacing="false" fo:line-height="115%" fo:text-align="start" style:justify-single-word="false"/>
      <style:text-properties officeooo:paragraph-rsid="0048bbc5"/>
    </style:style>
    <style:style style:name="P37" style:family="paragraph" style:parent-style-name="Βασικό">
      <style:paragraph-properties fo:margin-top="0cm" fo:margin-bottom="0cm" loext:contextual-spacing="false" fo:line-height="115%" fo:text-align="justify" style:justify-single-word="false"/>
      <style:text-properties officeooo:paragraph-rsid="0030d31e"/>
    </style:style>
    <style:style style:name="P38" style:family="paragraph" style:parent-style-name="Βασικό">
      <style:paragraph-properties fo:margin-top="0cm" fo:margin-bottom="0cm" loext:contextual-spacing="false" fo:line-height="115%" fo:text-align="justify" style:justify-single-word="false"/>
      <style:text-properties officeooo:paragraph-rsid="004a216e"/>
    </style:style>
    <style:style style:name="P39" style:family="paragraph" style:parent-style-name="Βασικό">
      <style:paragraph-properties fo:margin-top="0cm" fo:margin-bottom="0cm" loext:contextual-spacing="false" fo:line-height="115%" fo:text-align="start" style:justify-single-word="false"/>
      <style:text-properties style:use-window-font-color="true" style:font-name="Nilus" fo:font-size="14pt" fo:language="en" fo:country="US" officeooo:paragraph-rsid="0030d31e" style:font-size-asian="14pt" style:font-name-complex="Courier New" style:font-size-complex="14pt"/>
    </style:style>
    <style:style style:name="P40" style:family="paragraph" style:parent-style-name="Βασικό">
      <style:paragraph-properties fo:margin-top="0cm" fo:margin-bottom="0cm" loext:contextual-spacing="false" fo:line-height="115%" fo:text-align="start" style:justify-single-word="false"/>
      <style:text-properties style:use-window-font-color="true" style:font-name="Nilus" fo:font-size="16pt" fo:language="en" fo:country="US" officeooo:rsid="00314527" officeooo:paragraph-rsid="0030d31e" style:font-size-asian="16pt" style:font-name-complex="Nilus" style:font-size-complex="16pt"/>
    </style:style>
    <style:style style:name="P41" style:family="paragraph" style:parent-style-name="Text_20_body">
      <style:paragraph-properties fo:margin-top="0cm" fo:margin-bottom="0cm" loext:contextual-spacing="false" fo:line-height="115%" fo:text-align="end" style:justify-single-word="false"/>
      <style:text-properties style:font-name="Nilus" fo:font-size="14pt" fo:language="en" fo:country="US" officeooo:rsid="002911d4" officeooo:paragraph-rsid="003a2dfc" style:font-size-asian="14pt" style:font-name-complex="Nilus" style:font-size-complex="14pt"/>
    </style:style>
    <style:style style:name="P42" style:family="paragraph" style:parent-style-name="Text_20_body">
      <style:paragraph-properties fo:margin-top="0cm" fo:margin-bottom="0cm" loext:contextual-spacing="false" fo:line-height="115%" fo:break-before="page"/>
      <style:text-properties style:use-window-font-color="true" style:font-name="Calibri1" fo:font-size="11pt" fo:language="en" fo:country="US" officeooo:rsid="002911d4" officeooo:paragraph-rsid="0035a5d8" style:font-size-asian="11pt" style:font-name-complex="Nilus" style:font-size-complex="11pt"/>
    </style:style>
    <style:style style:name="T1" style:family="text">
      <style:text-properties officeooo:rsid="001dfab9"/>
    </style:style>
    <style:style style:name="T2" style:family="text">
      <style:text-properties fo:color="#0000ff" style:font-name-complex="Nilus:salt"/>
    </style:style>
    <style:style style:name="T3" style:family="text">
      <style:text-properties fo:color="#0000ff" style:font-name="Nilus:aalt" officeooo:rsid="001dfab9"/>
    </style:style>
    <style:style style:name="T4" style:family="text">
      <style:text-properties fo:color="#0000ff" style:font-name="Nilus:aalt" fo:font-size="14pt" fo:language="cop" fo:country="EG" officeooo:rsid="001dfab9" style:font-size-asian="14pt" style:font-name-complex="Nilus" style:font-size-complex="14pt"/>
    </style:style>
    <style:style style:name="T5" style:family="text">
      <style:text-properties fo:color="#0000ff" style:font-name="Nilus:aalt=2" officeooo:rsid="001dfab9"/>
    </style:style>
    <style:style style:name="T6" style:family="text">
      <style:text-properties fo:color="#0000ff" style:font-name="Nilus:aalt=2" fo:font-size="14pt" fo:language="cop" fo:country="EG" officeooo:rsid="001dfab9" style:font-size-asian="14pt" style:font-name-complex="Nilus" style:font-size-complex="14pt"/>
    </style:style>
    <style:style style:name="T7" style:family="text">
      <style:text-properties fo:color="#0000ff" officeooo:rsid="004a216e"/>
    </style:style>
    <style:style style:name="T8" style:family="text">
      <style:text-properties officeooo:rsid="002911d4"/>
    </style:style>
    <style:style style:name="T9" style:family="text">
      <style:text-properties fo:color="#000000" fo:font-size="11pt" fo:language="en" fo:country="US" style:font-size-asian="11pt" style:font-size-complex="11pt"/>
    </style:style>
    <style:style style:name="T10" style:family="text">
      <style:text-properties style:font-name="Nilus" fo:font-size="14pt" fo:language="en" fo:country="US" style:font-size-asian="14pt" style:font-size-complex="14pt"/>
    </style:style>
    <style:style style:name="T11" style:family="text">
      <style:text-properties style:font-name="Nilus" fo:font-size="14pt" fo:language="en" fo:country="US" style:font-size-asian="14pt" style:font-name-complex="Courier New" style:font-size-complex="14pt"/>
    </style:style>
    <style:style style:name="T12" style:family="text">
      <style:text-properties style:font-name="Nilus" fo:font-size="14pt" fo:language="en" fo:country="US" officeooo:rsid="00330741" style:font-size-asian="14pt" style:font-name-complex="Courier New" style:font-size-complex="14pt"/>
    </style:style>
    <style:style style:name="T13" style:family="text">
      <style:text-properties style:font-name="Nilus" fo:font-size="14pt" fo:language="en" fo:country="US" style:font-size-asian="14pt" style:font-name-complex="Nilus" style:font-size-complex="14pt"/>
    </style:style>
    <style:style style:name="T14" style:family="text">
      <style:text-properties style:font-name="Nilus" fo:font-size="14pt" fo:language="cop" fo:country="EG" style:font-size-asian="14pt" style:font-size-complex="14pt"/>
    </style:style>
    <style:style style:name="T15" style:family="text">
      <style:text-properties style:font-name="Nilus" fo:font-size="14pt" fo:language="cop" fo:country="EG" style:font-size-asian="14pt" style:font-name-complex="Courier New" style:font-size-complex="14pt"/>
    </style:style>
    <style:style style:name="T16" style:family="text">
      <style:text-properties fo:color="#bfbfbf" style:font-name="Nilus" fo:font-size="14pt" fo:language="en" fo:country="US" style:font-size-asian="14pt" style:font-name-complex="Courier New" style:font-size-complex="14pt"/>
    </style:style>
    <style:style style:name="T17" style:family="text">
      <style:text-properties fo:color="#bfbfbf" style:font-name="Nilus" fo:font-size="14pt" fo:language="cop" fo:country="EG" style:font-size-asian="14pt" style:font-name-complex="Courier New" style:font-size-complex="14pt"/>
    </style:style>
    <style:style style:name="T18" style:family="text">
      <style:text-properties fo:color="#808080" style:font-name="Nilus" fo:font-size="14pt" fo:language="cop" fo:country="EG" style:font-size-asian="14pt" style:font-name-complex="Courier New" style:font-size-complex="14pt"/>
    </style:style>
    <style:style style:name="T19" style:family="text">
      <style:text-properties officeooo:rsid="0030d31e"/>
    </style:style>
    <style:style style:name="T20" style:family="text">
      <style:text-properties fo:color="#dc143c" style:font-name="Nilus:aalt=2" fo:font-size="14pt" fo:language="cop" fo:country="EG" officeooo:rsid="0030d31e" style:font-size-asian="14pt" style:font-name-complex="Nilus" style:font-size-complex="14pt"/>
    </style:style>
    <style:style style:name="T21" style:family="text">
      <style:text-properties fo:color="#dc143c" style:font-name="Nilus" fo:font-size="14pt" fo:language="cop" fo:country="EG" officeooo:rsid="0030d31e" style:font-size-asian="14pt" style:font-name-complex="Nilus" style:font-size-complex="14pt"/>
    </style:style>
    <style:style style:name="T22" style:family="text">
      <style:text-properties fo:color="#dc143c" style:font-name="Nilus" fo:font-size="14pt" fo:language="cop" fo:country="EG" officeooo:rsid="001f257c" style:font-size-asian="14pt" style:font-name-complex="Nilus" style:font-size-complex="14pt"/>
    </style:style>
    <style:style style:name="T23" style:family="text">
      <style:text-properties fo:color="#dc143c" fo:font-size="12pt" officeooo:rsid="0030d31e" style:font-size-asian="12pt" style:font-size-complex="12pt"/>
    </style:style>
    <style:style style:name="T24" style:family="text">
      <style:text-properties fo:color="#dc143c" fo:font-size="12pt" officeooo:rsid="001f257c" style:font-size-asian="12pt" style:font-size-complex="12pt"/>
    </style:style>
    <style:style style:name="T25" style:family="text">
      <style:text-properties fo:color="#0000cd" fo:font-size="11pt" fo:language="en" fo:country="US" style:text-underline-style="none" style:font-size-asian="11pt" style:font-size-complex="11pt"/>
    </style:style>
    <style:style style:name="T26" style:family="text">
      <style:text-properties fo:color="#0000cd" fo:font-size="56pt" fo:language="en" fo:country="US" style:font-size-asian="56pt" style:font-size-complex="56pt"/>
    </style:style>
    <style:style style:name="T27" style:family="text">
      <style:text-properties style:font-name="Calibri:onum"/>
    </style:style>
    <style:style style:name="T28" style:family="text">
      <style:text-properties style:font-name="Calibri:onum" officeooo:rsid="0034a20c"/>
    </style:style>
    <style:style style:name="T29" style:family="text">
      <style:text-properties style:font-name="Calibri:onum" officeooo:rsid="00366919"/>
    </style:style>
    <style:style style:name="T30" style:family="text">
      <style:text-properties style:use-window-font-color="true" style:font-name="Nilus:liga=0" fo:font-size="12pt" officeooo:rsid="0030d31e" style:font-size-asian="12pt" style:font-size-complex="12pt"/>
    </style:style>
    <style:style style:name="T31" style:family="text">
      <style:text-properties style:use-window-font-color="true" style:font-name="Nilus:liga=0" fo:font-size="12pt" officeooo:rsid="001f257c" style:font-size-asian="12pt" style:font-size-complex="12pt"/>
    </style:style>
    <style:style style:name="T32" style:family="text">
      <style:text-properties style:use-window-font-color="true" officeooo:rsid="0035a5d8"/>
    </style:style>
    <style:style style:name="T33" style:family="text">
      <style:text-properties style:use-window-font-color="true" style:font-name="Calibri1" fo:font-size="10pt" officeooo:rsid="002911d4" style:font-size-asian="10pt" style:font-size-complex="10pt"/>
    </style:style>
    <style:style style:name="T34" style:family="text">
      <style:text-properties style:use-window-font-color="true" officeooo:rsid="00366919"/>
    </style:style>
    <style:style style:name="T35" style:family="text">
      <style:text-properties style:use-window-font-color="true" style:font-name="Aroania" officeooo:rsid="00238043" style:font-name-asian="Aroania" style:font-name-complex="Aroania"/>
    </style:style>
    <style:style style:name="T36" style:family="text">
      <style:text-properties fo:font-size="12pt" officeooo:rsid="002911d4" style:font-size-asian="12pt" style:font-size-complex="12pt"/>
    </style:style>
    <style:style style:name="T37" style:family="text">
      <style:text-properties fo:font-size="12pt" officeooo:rsid="001dfab9" style:font-size-asian="12pt" style:font-size-complex="12pt"/>
    </style:style>
    <style:style style:name="T38" style:family="text">
      <style:text-properties fo:color="#32cd32" style:font-name="Aroania" officeooo:rsid="00238043" style:font-name-asian="Aroania" style:font-name-complex="Aroania"/>
    </style:style>
    <style:style style:name="T39" style:family="text">
      <style:text-properties fo:color="#32cd32" style:font-name="Aroania" fo:font-size="12pt" officeooo:rsid="00238043" style:font-name-asian="Aroania" style:font-size-asian="12pt" style:font-name-complex="Aroania" style:font-size-complex="12pt"/>
    </style:style>
    <style:style style:name="T40" style:family="text">
      <style:text-properties fo:color="#32cd32" style:font-name="Aroania" fo:language="cop" fo:country="EG" officeooo:rsid="00238043" style:font-name-asian="Aroania" style:font-name-complex="Aroania"/>
    </style:style>
    <style:style style:name="T41" style:family="text">
      <style:text-properties officeooo:rsid="00314527"/>
    </style:style>
    <style:style style:name="T42" style:family="text">
      <style:text-properties style:font-name="Nilus1" fo:font-size="14pt" fo:language="en" fo:country="US" officeooo:rsid="00330741" style:font-size-asian="14pt" style:font-name-complex="Courier New" style:font-size-complex="14pt"/>
    </style:style>
    <style:style style:name="T43" style:family="text">
      <style:text-properties officeooo:rsid="0034a20c"/>
    </style:style>
    <style:style style:name="T44" style:family="text">
      <style:text-properties fo:font-size="11pt" fo:language="en" fo:country="US" style:font-size-asian="11pt" style:font-size-complex="11pt"/>
    </style:style>
    <style:style style:name="T45" style:family="text">
      <style:text-properties officeooo:rsid="0035a5d8"/>
    </style:style>
    <style:style style:name="T46" style:family="text">
      <style:text-properties style:font-name="Calibri1" officeooo:rsid="002911d4"/>
    </style:style>
    <style:style style:name="T47" style:family="text">
      <style:text-properties style:font-name="Calibri1" officeooo:rsid="0030d31e"/>
    </style:style>
    <style:style style:name="T48" style:family="text">
      <style:text-properties style:font-name="Calibri" officeooo:rsid="0035a5d8"/>
    </style:style>
    <style:style style:name="T49" style:family="text">
      <style:text-properties style:font-name="Calibri:smcp" officeooo:rsid="00366919"/>
    </style:style>
    <style:style style:name="T50" style:family="text">
      <style:text-properties style:font-name="Calibri:smcp" officeooo:rsid="003a2dfc"/>
    </style:style>
    <style:style style:name="T51" style:family="text">
      <style:text-properties officeooo:rsid="00366919"/>
    </style:style>
    <style:style style:name="T52" style:family="text">
      <style:text-properties officeooo:rsid="003a2dfc"/>
    </style:style>
    <style:style style:name="T53" style:family="text">
      <style:text-properties officeooo:rsid="004a216e"/>
    </style:style>
    <style:style style:name="T54" style:family="text">
      <style:text-properties fo:color="#228b22" style:font-name="Aroania" officeooo:rsid="00238043" style:font-name-asian="Aroania" style:font-name-complex="Aroania"/>
    </style:style>
    <style:style style:name="T55" style:family="text">
      <style:text-properties fo:color="#228b22" style:font-name="Aroania" fo:font-size="12pt" officeooo:rsid="00238043" style:font-name-asian="Aroania" style:font-size-asian="12pt" style:font-name-complex="Aroania" style:font-size-complex="12pt"/>
    </style:style>
    <style:style style:name="T56" style:family="text">
      <style:text-properties fo:color="#228b22" style:font-name="Aroania" fo:language="cop" fo:country="EG" officeooo:rsid="00238043" style:font-name-asian="Aroania" style:font-name-complex="Aroania"/>
    </style:style>
    <style:style style:name="T57" style:family="text">
      <style:text-properties officeooo:rsid="004bb0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4"><text:span text:style-name="Προεπιλεγμένη_20_γραμματοσειρά"><text:span text:style-name="T26">Nilus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Προεπιλεγμένη_20_γραμματοσειρά"><text:span text:style-name="T44">Egyptian Hieroglyphs: the Gardiner set and Möller groups.</text:span></text:span><text:span text:style-name="Προεπιλεγμένη_20_γραμματοσειρά"><text:span text:style-name="T9"><text:line-break/></text:span></text:span><text:span text:style-name="Προεπιλεγμένη_20_γραμματοσειρά"><text:span text:style-name="T44">Basic Latin, </text:span></text:span><text:span text:style-name="Προεπιλεγμένη_20_γραμματοσειρά"><text:span text:style-name="T9">Egyptian Transliteration characters,<text:line-break/>the Hieratic Alphabet, Coptic, Meroitic, Punctuation et al.</text:span></text:span></text:p>
      <text:p text:style-name="P5"/>
      <text:p text:style-name="P5"/>
      <text:p text:style-name="P5"/>
      <text:p text:style-name="P5"/>
      <text:p text:style-name="P5"/>
      <text:p text:style-name="P10">Nilus<text:span text:style-name="T43">,</text:span> version <text:span text:style-name="T27">6.54</text:span><text:span text:style-name="T28">, January </text:span><text:span text:style-name="T27">201</text:span><text:span text:style-name="T28">8</text:span><text:line-break/>Nilus is not a merchandise;<text:line-break/>it is free for any use.</text:p>
      <text:p text:style-name="P7"/>
      <text:p text:style-name="P7"/>
      <text:p text:style-name="P6"><text:a xlink:type="simple" xlink:href="http://users.teilar.gr/~g1951d/" office:target-frame-name="_top" xlink:show="replace" text:style-name="Internet_20_link" text:visited-style-name="Visited_20_Internet_20_Link"><text:span text:style-name="Υπερ-σύνδεση"><text:span text:style-name="T25">Unicode Fonts for Ancient Scripts</text:span></text:span></text:a><text:span text:style-name="Προεπιλεγμένη_20_γραμματοσειρά"><text:span text:style-name="T25"><text:line-break/></text:span></text:span><text:a xlink:type="simple" xlink:href="mailto:g1951d@teilar.gr" office:target-frame-name="_top" xlink:show="replace" text:style-name="Internet_20_link" text:visited-style-name="Visited_20_Internet_20_Link"><text:span text:style-name="Υπερ-σύνδεση"><text:span text:style-name="T25">George Douros</text:span></text:span></text:a></text:p>
      <text:p text:style-name="P25">Basic characters</text:p>
      <text:p text:style-name="P8"/>
      <text:p text:style-name="P38"><text:span text:style-name="Προεπιλεγμένη_20_γραμματοσειρά"><text:span text:style-name="T10">! " # $ % &amp; ' ( ) * + , - . / 0 1 2 3 4 5 6 7 8 9 : ; &lt; = &gt; ? @ A B C D E F G H I J K L M N O P Q R S T U V W X Y Z [ \ ] ^ _ ` a b c d e f g h i j k l m n o p q r s t u v w x y z { | } ~ ¤ ¦ § « ¬ ­ ° ± ¶ • » × à á â è é ê ì í î ï ÷ ù ú û ā č ē ĕ ī ŋ ō ś š ū ǧ ȧ ʳ ʻ ʼ ʽ ʾ ʿ ˮ </text:span></text:span><text:span text:style-name="Προεπιλεγμένη_20_γραμματοσειρά"><text:span text:style-name="T16">◌</text:span></text:span><text:span text:style-name="Προεπιλεγμένη_20_γραμματοσειρά"><text:span text:style-name="T11">‌̀ </text:span></text:span><text:span text:style-name="Προεπιλεγμένη_20_γραμματοσειρά"><text:span text:style-name="T16">◌</text:span></text:span><text:span text:style-name="Προεπιλεγμένη_20_γραμματοσειρά"><text:span text:style-name="T11">‌́ </text:span></text:span><text:span text:style-name="Προεπιλεγμένη_20_γραμματοσειρά"><text:span text:style-name="T16">◌</text:span></text:span><text:span text:style-name="Προεπιλεγμένη_20_γραμματοσειρά"><text:span text:style-name="T11">‌̌ </text:span></text:span><text:span text:style-name="Προεπιλεγμένη_20_γραμματοσειρά"><text:span text:style-name="T16">◌</text:span></text:span><text:span text:style-name="Προεπιλεγμένη_20_γραμματοσειρά"><text:span text:style-name="T11">‌̓ </text:span></text:span><text:span text:style-name="Προεπιλεγμένη_20_γραμματοσειρά"><text:span text:style-name="T16">◌</text:span></text:span><text:span text:style-name="Προεπιλεγμένη_20_γραμματοσειρά"><text:span text:style-name="T11">‌̣ </text:span></text:span><text:span text:style-name="Προεπιλεγμένη_20_γραμματοσειρά"><text:span text:style-name="T16">◌</text:span></text:span><text:span text:style-name="Προεπιλεγμένη_20_γραμματοσειρά"><text:span text:style-name="T11">‌̭ </text:span></text:span><text:span text:style-name="Προεπιλεγμένη_20_γραμματοσειρά"><text:span text:style-name="T16">◌</text:span></text:span><text:span text:style-name="Προεπιλεγμένη_20_γραμματοσειρά"><text:span text:style-name="T11">‌̯ </text:span></text:span><text:span text:style-name="Προεπιλεγμένη_20_γραμματοσειρά"><text:span text:style-name="T16">◌</text:span></text:span><text:span text:style-name="Προεπιλεγμένη_20_γραμματοσειρά"><text:span text:style-name="T11">‌͠</text:span></text:span><text:span text:style-name="Προεπιλεγμένη_20_γραμματοσειρά"><text:span text:style-name="T16">◌</text:span></text:span><text:span text:style-name="Προεπιλεγμένη_20_γραμματοσειρά"><text:span text:style-name="T11"> </text:span></text:span><text:span text:style-name="Προεπιλεγμένη_20_γραμματοσειρά"><text:span text:style-name="T10">ʹ ͵ θ χ ḏ ḥ ḫ ḳ ṣ ṭ ṯ ṱ ẖ ‐ ‑ ‒ – — ― ‖ ‗ ‘ ’ ‚ ‛ “ ” „ ‟ † ‡ • … ‰ ′ ″ ‴ ‵ ‶ ‷ ‹ › ※ ‼ ⁂ ⁕ ⁗ ₀ ₁ ₂ ₃ ₄ ₅ ₆ ₇ ₈ ₉ ₓ € − ∗ ∙ ∣ ∥ ⌈ ⌉ ▀ ▄ █ ▐ ▌ ▖ ▗ ▘ ▙ ▚ ▛ ▜ ▝ ▞ ▟ ■ ◌ ◰ ◱ ◲ ◳ ☥ ⟦ ⟧ ⟨ ⟩ ⟪ ⟫ ⟬ ⟭ ⸗ ⸢ ⸣ ⸤ ⸥ ⸦ ⸧ ⸨ ⸩ Ꜣ ꜣ Ꜥ ꜥ </text:span></text:span><text:span text:style-name="Προεπιλεγμένη_20_γραμματοσειρά"><text:span text:style-name="T16">◌</text:span></text:span><text:span text:style-name="Προεπιλεγμένη_20_γραμματοσειρά"><text:span text:style-name="T11">‌︠ </text:span></text:span><text:span text:style-name="Προεπιλεγμένη_20_γραμματοσειρά"><text:span text:style-name="T16">◌</text:span></text:span><text:span text:style-name="Προεπιλεγμένη_20_γραμματοσειρά"><text:span text:style-name="T11">‌︡ </text:span></text:span><text:span text:style-name="Προεπιλεγμένη_20_γραμματοσειρά"><text:span text:style-name="T16">◌</text:span></text:span><text:span text:style-name="Προεπιλεγμένη_20_γραμματοσειρά"><text:span text:style-name="T11">‌︢ </text:span></text:span><text:span text:style-name="Προεπιλεγμένη_20_γραμματοσειρά"><text:span text:style-name="T16">◌</text:span></text:span><text:span text:style-name="Προεπιλεγμένη_20_γραμματοσειρά"><text:span text:style-name="T11">‌︣ </text:span></text:span><text:span text:style-name="Προεπιλεγμένη_20_γραμματοσειρά"><text:span text:style-name="T16">◌</text:span></text:span><text:span text:style-name="Προεπιλεγμένη_20_γραμματοσειρά"><text:span text:style-name="T11">‌︤ </text:span></text:span><text:span text:style-name="Προεπιλεγμένη_20_γραμματοσειρά"><text:span text:style-name="T16">◌</text:span></text:span><text:span text:style-name="Προεπιλεγμένη_20_γραμματοσειρά"><text:span text:style-name="T11">‌︦ </text:span></text:span><text:span text:style-name="Προεπιλεγμένη_20_γραμματοσειρά"><text:span text:style-name="T16">◌</text:span></text:span><text:span text:style-name="Προεπιλεγμένη_20_γραμματοσειρά"><text:span text:style-name="T11">‌︥ </text:span></text:span><text:span text:style-name="Προεπιλεγμένη_20_γραμματοσειρά"><text:span text:style-name="T10">￼ � 💻 🖳 a̓ č̣ h̭ i̓ i̯ t̀ t́ u̓ u̯</text:span></text:span></text:p>
      <text:p text:style-name="P39"/>
      <text:p text:style-name="P9">Coptic<text:span text:style-name="T19"> with variants and fractions</text:span></text:p>
      <text:p text:style-name="P8"/>
      <text:p text:style-name="P37"><text:span text:style-name="Προεπιλεγμένη_20_γραμματοσειρά"><text:span text:style-name="T14">Ϡ ϡ Ϣ ϣ Ϥ ϥ Ϧ ϧ Ϩ ϩ Ϫ ϫ Ϭ ϭ Ϯ ϯ Ⲁ ⲁ Ⲃ ⲃ Ⲅ ⲅ Ⲇ ⲇ Ⲉ ⲉ Ⲋ ⲋ Ⲍ ⲍ Ⲏ ⲏ Ⲑ ⲑ Ⲓ ⲓ Ⲕ ⲕ Ⲗ ⲗ Ⲙ ⲙ Ⲛ ⲛ Ⲝ ⲝ Ⲟ ⲟ Ⲡ ⲡ Ⲣ ⲣ Ⲥ ⲥ Ⲧ ⲧ Ⲩ ⲩ Ⲫ ⲫ Ⲭ ⲭ Ⲯ ⲯ Ⲱ ⲱ Ⲳ ⲳ Ⲵ ⲵ Ⲷ ⲷ Ⲹ ⲹ Ⲻ ⲻ Ⲽ ⲽ Ⲿ ⲿ Ⳁ ⳁ Ⳃ ⳃ Ⳅ ⳅ Ⳇ ⳇ Ⳉ ⳉ Ⳋ ⳋ Ⳍ ⳍ Ⳏ ⳏ Ⳑ ⳑ Ⳓ ⳓ Ⳕ ⳕ Ⳗ ⳗ Ⳙ ⳙ Ⳛ ⳛ Ⳝ ⳝ Ⳟ ⳟ Ⳡ ⳡ Ⳣ ⳣ ⳤ ⳥ ⳦ ⳧ ⳨ ⳩ ⳪ Ⳬ ⳬ Ⳮ </text:span></text:span><text:span text:style-name="Προεπιλεγμένη_20_γραμματοσειρά"><text:span text:style-name="T15">ⳮ ⳯</text:span></text:span><text:span text:style-name="Προεπιλεγμένη_20_γραμματοσειρά"><text:span text:style-name="T17">◌</text:span></text:span><text:span text:style-name="Προεπιλεγμένη_20_γραμματοσειρά"><text:span text:style-name="T15"> </text:span></text:span><text:span text:style-name="Προεπιλεγμένη_20_γραμματοσειρά"><text:span text:style-name="T17">◌</text:span></text:span><text:span text:style-name="Προεπιλεγμένη_20_γραμματοσειρά"><text:span text:style-name="T15">⳰ </text:span></text:span><text:span text:style-name="Προεπιλεγμένη_20_γραμματοσειρά"><text:span text:style-name="T17">◌</text:span></text:span><text:span text:style-name="Προεπιλεγμένη_20_γραμματοσειρά"><text:span text:style-name="T15">⳱ Ⳳ</text:span></text:span><text:span text:style-name="Προεπιλεγμένη_20_γραμματοσειρά"><text:span text:style-name="T14"> ⳳ ⳹ ⳺ ⳻ ⳼ ⳽ </text:span></text:span><text:span text:style-name="Προεπιλεγμένη_20_γραμματοσειρά"><text:span text:style-name="T4">⳽ </text:span></text:span><text:span text:style-name="Προεπιλεγμένη_20_γραμματοσειρά"><text:span text:style-name="T14">⳾ ⳿ </text:span></text:span><text:span text:style-name="Προεπιλεγμένη_20_γραμματοσειρά"><text:span text:style-name="T18">◌</text:span></text:span><text:span text:style-name="Προεπιλεγμένη_20_γραμματοσειρά"><text:span text:style-name="T15">𐋠 𐋡 𐋢 𐋣 𐋤 𐋥 𐋦 𐋧 𐋨 𐋩 𐋪 𐋫</text:span></text:span><text:span text:style-name="Προεπιλεγμένη_20_γραμματοσειρά"><text:span text:style-name="T4"> 𐋫</text:span></text:span><text:span text:style-name="Προεπιλεγμένη_20_γραμματοσειρά"><text:span text:style-name="T15"> 𐋬 𐋭 𐋮</text:span></text:span><text:span text:style-name="Προεπιλεγμένη_20_γραμματοσειρά"><text:span text:style-name="T4"> 𐋮</text:span></text:span><text:span text:style-name="Προεπιλεγμένη_20_γραμματοσειρά"><text:span text:style-name="T15"> 𐋯 𐋰 𐋱 𐋲 𐋳 𐋴 𐋵 𐋶 𐋷 𐋸 𐋹</text:span></text:span><text:span text:style-name="Προεπιλεγμένη_20_γραμματοσειρά"><text:span text:style-name="T4"> 𐋹</text:span></text:span><text:span text:style-name="Προεπιλεγμένη_20_γραμματοσειρά"><text:span text:style-name="T15"> 𐋺 𐋻</text:span></text:span><text:span text:style-name="Προεπιλεγμένη_20_γραμματοσειρά"><text:span text:style-name="T4"> 𐋻 </text:span></text:span><text:span text:style-name="Προεπιλεγμένη_20_γραμματοσειρά"><text:span text:style-name="T6">𐋻</text:span></text:span><text:span text:style-name="Προεπιλεγμένη_20_γραμματοσειρά"><text:span text:style-name="T20"> </text:span></text:span><text:span text:style-name="Προεπιλεγμένη_20_γραμματοσειρά"><text:span text:style-name="T21">𐋡/𐋪</text:span></text:span><text:span text:style-name="Προεπιλεγμένη_20_γραμματοσειρά"><text:span text:style-name="T22"> </text:span></text:span><text:span text:style-name="Προεπιλεγμένη_20_γραμματοσειρά"><text:span text:style-name="T21">𐋡/𐋣</text:span></text:span><text:span text:style-name="Προεπιλεγμένη_20_γραμματοσειρά"><text:span text:style-name="T22"> </text:span></text:span><text:span text:style-name="Προεπιλεγμένη_20_γραμματοσειρά"><text:span text:style-name="T21">𐋡/𐋤</text:span></text:span><text:span text:style-name="Προεπιλεγμένη_20_γραμματοσειρά"><text:span text:style-name="T22"> </text:span></text:span><text:span text:style-name="Προεπιλεγμένη_20_γραμματοσειρά"><text:span text:style-name="T21">𐋡/𐋥</text:span></text:span><text:span text:style-name="Προεπιλεγμένη_20_γραμματοσειρά"><text:span text:style-name="T22"> </text:span></text:span><text:span text:style-name="Προεπιλεγμένη_20_γραμματοσειρά"><text:span text:style-name="T21">𐋡/𐋦</text:span></text:span><text:span text:style-name="Προεπιλεγμένη_20_γραμματοσειρά"><text:span text:style-name="T22"> </text:span></text:span><text:span text:style-name="Προεπιλεγμένη_20_γραμματοσειρά"><text:span text:style-name="T21">𐋡/𐋧</text:span></text:span><text:span text:style-name="Προεπιλεγμένη_20_γραμματοσειρά"><text:span text:style-name="T22"> </text:span></text:span><text:span text:style-name="Προεπιλεγμένη_20_γραμματοσειρά"><text:span text:style-name="T21">𐋡/𐋨</text:span></text:span><text:span text:style-name="Προεπιλεγμένη_20_γραμματοσειρά"><text:span text:style-name="T22"> </text:span></text:span><text:span text:style-name="Προεπιλεγμένη_20_γραμματοσειρά"><text:span text:style-name="T21">𐋡/𐋩</text:span></text:span><text:span text:style-name="Προεπιλεγμένη_20_γραμματοσειρά"><text:span text:style-name="T22"> </text:span></text:span><text:span text:style-name="Προεπιλεγμένη_20_γραμματοσειρά"><text:span text:style-name="T21">𐋢/𐋣</text:span></text:span><text:span text:style-name="Προεπιλεγμένη_20_γραμματοσειρά"><text:span text:style-name="T22"> </text:span></text:span><text:span text:style-name="Προεπιλεγμένη_20_γραμματοσειρά"><text:span text:style-name="T21">𐋢/𐋥</text:span></text:span></text:p>
      <text:p text:style-name="P34"><text:span text:style-name="T33">variants: aalt</text:span><text:span text:style-name="T8"><text:tab/></text:span>⳽ 𐋫 𐋮 𐋹 𐋻 𐋻<text:span text:style-name="T1"> </text:span><text:span text:style-name="T54">→</text:span><text:span text:style-name="T1"> </text:span><text:span text:style-name="T3">⳽ 𐋫 𐋮 𐋹 𐋻 </text:span><text:span text:style-name="T5">𐋻</text:span></text:p>
      <text:p text:style-name="P33"><text:span text:style-name="T46">fractions</text:span><text:span text:style-name="T47">:</text:span><text:span text:style-name="T46"> liga</text:span><text:span text:style-name="T36"><text:tab/></text:span><text:span text:style-name="Προεπιλεγμένη_20_γραμματοσειρά"><text:span text:style-name="T30">𐋡/𐋪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30">𐋡/𐋣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30">𐋡/𐋤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30">𐋡/𐋥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30">𐋡/𐋦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30">𐋡/𐋧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30">𐋡/𐋨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30">𐋡/𐋩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30">𐋢/𐋣</text:span></text:span><text:span text:style-name="Προεπιλεγμένη_20_γραμματοσειρά"><text:span text:style-name="T31"> </text:span></text:span><text:span text:style-name="Προεπιλεγμένη_20_γραμματοσειρά"><text:span text:style-name="T30">𐋢/𐋥</text:span></text:span><text:span text:style-name="T55">→</text:span><text:span text:style-name="T37"> </text:span><text:span text:style-name="Προεπιλεγμένη_20_γραμματοσειρά"><text:span text:style-name="T23">𐋡/𐋪</text:span></text:span><text:span text:style-name="Προεπιλεγμένη_20_γραμματοσειρά"><text:span text:style-name="T24"> </text:span></text:span><text:span text:style-name="Προεπιλεγμένη_20_γραμματοσειρά"><text:span text:style-name="T23">𐋡/𐋣</text:span></text:span><text:span text:style-name="Προεπιλεγμένη_20_γραμματοσειρά"><text:span text:style-name="T24"> </text:span></text:span><text:span text:style-name="Προεπιλεγμένη_20_γραμματοσειρά"><text:span text:style-name="T23">𐋡/𐋤</text:span></text:span><text:span text:style-name="Προεπιλεγμένη_20_γραμματοσειρά"><text:span text:style-name="T24"> </text:span></text:span><text:span text:style-name="Προεπιλεγμένη_20_γραμματοσειρά"><text:span text:style-name="T23">𐋡/𐋥</text:span></text:span><text:span text:style-name="Προεπιλεγμένη_20_γραμματοσειρά"><text:span text:style-name="T24"> </text:span></text:span><text:span text:style-name="Προεπιλεγμένη_20_γραμματοσειρά"><text:span text:style-name="T23">𐋡/𐋦</text:span></text:span><text:span text:style-name="Προεπιλεγμένη_20_γραμματοσειρά"><text:span text:style-name="T24"> </text:span></text:span><text:span text:style-name="Προεπιλεγμένη_20_γραμματοσειρά"><text:span text:style-name="T23">𐋡/𐋧</text:span></text:span><text:span text:style-name="Προεπιλεγμένη_20_γραμματοσειρά"><text:span text:style-name="T24"> </text:span></text:span><text:span text:style-name="Προεπιλεγμένη_20_γραμματοσειρά"><text:span text:style-name="T23">𐋡/𐋨</text:span></text:span><text:span text:style-name="Προεπιλεγμένη_20_γραμματοσειρά"><text:span text:style-name="T24"> </text:span></text:span><text:span text:style-name="Προεπιλεγμένη_20_γραμματοσειρά"><text:span text:style-name="T23">𐋡/𐋩</text:span></text:span><text:span text:style-name="Προεπιλεγμένη_20_γραμματοσειρά"><text:span text:style-name="T24"> </text:span></text:span><text:span text:style-name="Προεπιλεγμένη_20_γραμματοσειρά"><text:span text:style-name="T23">𐋢/𐋣</text:span></text:span><text:span text:style-name="Προεπιλεγμένη_20_γραμματοσειρά"><text:span text:style-name="T24"> </text:span></text:span><text:span text:style-name="Προεπιλεγμένη_20_γραμματοσειρά"><text:span text:style-name="T23">𐋢/𐋥</text:span></text:span></text:p>
      <text:p text:style-name="P18"/>
      <text:p text:style-name="P9"><text:span text:style-name="T45">Egyptian Hieroglyphs; t</text:span>he Gardiner <text:span text:style-name="T45">s</text:span>et</text:p>
      <text:p text:style-name="P8"/>
      <text:p text:style-name="P40">𓀀 𓀁 𓀂 𓀃 𓀄 𓀅 𓀆 𓀇 𓀈 𓀉 𓀋 𓀌 .<text:span text:style-name="T57">.</text:span>.<text:span text:style-name="T57"> </text:span>𓐟 𓐠 𓐡 𓐢 𓐣 𓐤 𓐥 𓐦 𓐧 𓐨 𓐩 𓐪 𓐬 𓐭 𓐮</text:p>
      <text:p text:style-name="P17"/>
      <text:p text:style-name="P19">Meroitic and variants: salt</text:p>
      <text:p text:style-name="P14"/>
      <text:p text:style-name="P15">𐦀 𐦁 𐦂 𐦃 𐦄 𐦅 𐦆 𐦇 𐦈 𐦉 𐦊 𐦋 𐦌 𐦍 𐦎 𐦏 𐦐 𐦑 𐦒 𐦓 𐦔 𐦕 𐦖 𐦗 <text:span text:style-name="T2">𐦗</text:span> 𐦘<text:span text:style-name="T8"> </text:span><text:span text:style-name="T2">𐦘</text:span> 𐦙 𐦚 𐦛 𐦜 𐦝 𐦞 𐦟</text:p>
      <text:p text:style-name="P15">𐦠 𐦡 𐦢 𐦣 𐦤 𐦥 𐦦 𐦧 𐦨 𐦩 𐦪<text:span text:style-name="T8"> </text:span><text:span text:style-name="T2">𐦪</text:span> 𐦫 𐦬 𐦭 𐦮 𐦯 𐦰 <text:span text:style-name="T2">𐦰</text:span> 𐦱 𐦲 𐦳 𐦴 𐦵 𐦶 𐦷 𐦼 𐦽 𐦾 𐦿</text:p>
      <text:p text:style-name="P16">𐧀 𐧁 𐧂 𐧃 𐧄 𐧅 𐧆 𐧇 𐧈 𐧉 𐧊 𐧋 𐧌 𐧍 𐧎 𐧏 𐧒 𐧓 𐧔 𐧕 𐧖 𐧗 𐧘 𐧙 𐧚 𐧛 𐧜 𐧝 𐧞 𐧟 𐧠 𐧡 𐧢 𐧣 𐧤 𐧥 𐧦 𐧧 𐧨 𐧩 𐧪 𐧫 𐧬 𐧭 𐧮 𐧯 𐧰 𐧱 𐧲 𐧳 𐧴 𐧵 𐧶 𐧷 𐧸 𐧹 𐧺 𐧻 𐧼 𐧽 𐧾 𐧿</text:p>
      <text:p text:style-name="P13"/>
      <text:p text:style-name="P21"><text:span text:style-name="T52">Private Meroitic symbols:</text:span> <text:span text:style-name="T50">p</text:span><text:span text:style-name="T49">lane</text:span><text:span text:style-name="T51"> </text:span><text:span text:style-name="T29">15</text:span></text:p>
      <text:p text:style-name="P41"/>
      <text:p text:style-name="P3">󰦃 󰦄 󰦅 󰦆 󰦇 󰦈 󰦉 󰦊 󰦋 󰦌 󰦍 󰦎 󰦏 󰦐 󰦑 󰦒 󰦔 󰦕 󰦖</text:p>
      <text:p text:style-name="P12"/>
      <text:p text:style-name="P20">Hieratic alphabet<text:span text:style-name="T45">:</text:span> ss<text:span text:style-name="T27">20</text:span></text:p>
      <text:p text:style-name="P11"/>
      <text:p text:style-name="P1">A i y a w b p f m n r h H x X z s S q k g t T d D W M N R K l I<text:span text:style-name="T41"> </text:span><text:span text:style-name="T56">→</text:span></text:p>
      <text:p text:style-name="P2">A i y a w b p f m n r h H x X z s S q k g t T d D W M N R K l I</text:p>
      <text:p text:style-name="P22"/>
      <text:p text:style-name="P42"><text:span text:style-name="T45">Egyptian Hieroglyphs; </text:span>M<text:span text:style-name="T48">ö</text:span>ller groups<text:span text:style-name="T45">:</text:span> liga<text:span text:style-name="T53">, aalt</text:span></text:p>
      <text:p text:style-name="P11"/>
      <table:table table:name="Πίνακας3" table:style-name="Πίνακας3">
        <table:table-column table:style-name="Πίνακας3.A"/>
        <table:table-column table:style-name="Πίνακας3.B"/>
        <table:table-column table:style-name="Πίνακας3.C"/>
        <table:table-column table:style-name="Πίνακας3.D"/>
        <table:table-column table:style-name="Πίνακας3.E"/>
        <table:table-column table:style-name="Πίνακας3.F"/>
        <table:table-column table:style-name="Πίνακας3.G"/>
        <table:table-column table:style-name="Πίνακας3.H"/>
        <table:table-row>
          <table:table-cell table:style-name="Πίνακας3.A1" office:value-type="string">
            <text:p text:style-name="P26">𓀀𓁐𓏥</text:p>
          </table:table-cell>
          <table:table-cell table:style-name="Πίνακας3.A1" office:value-type="string">
            <text:p text:style-name="P27">𓀀𓁐𓏥</text:p>
          </table:table-cell>
          <table:table-cell table:style-name="Πίνακας3.C1" office:value-type="string">
            <text:p text:style-name="P26">𓂧𓊃</text:p>
          </table:table-cell>
          <table:table-cell table:style-name="Πίνακας3.A1" office:value-type="string">
            <text:p text:style-name="P27">𓂧𓊃</text:p>
          </table:table-cell>
          <table:table-cell table:style-name="Πίνακας3.C1" office:value-type="string">
            <text:p text:style-name="P26">𓈖𓏏</text:p>
          </table:table-cell>
          <table:table-cell table:style-name="Πίνακας3.A1" office:value-type="string">
            <text:p text:style-name="P28">𓈖𓏏</text:p>
          </table:table-cell>
          <table:table-cell table:style-name="Πίνακας3.C1" office:value-type="string">
            <text:p text:style-name="P26">𓏊𓏥</text:p>
          </table:table-cell>
          <table:table-cell table:style-name="Πίνακας3.A1" office:value-type="string">
            <text:p text:style-name="P27">𓏊𓏥</text:p>
          </table:table-cell>
        </table:table-row>
        <table:table-row>
          <table:table-cell table:style-name="Πίνακας3.A1" office:value-type="string">
            <text:p text:style-name="P26">𓀀𓈖</text:p>
          </table:table-cell>
          <table:table-cell table:style-name="Πίνακας3.A1" office:value-type="string">
            <text:p text:style-name="P27">𓀀𓈖</text:p>
          </table:table-cell>
          <table:table-cell table:style-name="Πίνακας3.C1" office:value-type="string">
            <text:p text:style-name="P26">𓂧𓏏</text:p>
          </table:table-cell>
          <table:table-cell table:style-name="Πίνακας3.A1" office:value-type="string">
            <text:p text:style-name="P27">𓂧𓏏</text:p>
          </table:table-cell>
          <table:table-cell table:style-name="Πίνακας3.C1" office:value-type="string">
            <text:p text:style-name="P26">𓈖𓏏𓆑</text:p>
          </table:table-cell>
          <table:table-cell table:style-name="Πίνακας3.A1" office:value-type="string">
            <text:p text:style-name="P27">𓈖𓏏𓆑</text:p>
          </table:table-cell>
          <table:table-cell table:style-name="Πίνακας3.C1" office:value-type="string">
            <text:p text:style-name="P26">𓏌𓎢</text:p>
          </table:table-cell>
          <table:table-cell table:style-name="Πίνακας3.A1" office:value-type="string">
            <text:p text:style-name="P27">𓏌𓎢</text:p>
          </table:table-cell>
        </table:table-row>
        <table:table-row>
          <table:table-cell table:style-name="Πίνακας3.A1" office:value-type="string">
            <text:p text:style-name="P26">𓀀𓏥</text:p>
          </table:table-cell>
          <table:table-cell table:style-name="Πίνακας3.A1" office:value-type="string">
            <text:p text:style-name="P27">𓀀𓏥</text:p>
          </table:table-cell>
          <table:table-cell table:style-name="Πίνακας3.C1" office:value-type="string">
            <text:p text:style-name="P26">𓃀𓏏</text:p>
          </table:table-cell>
          <table:table-cell table:style-name="Πίνακας3.A1" office:value-type="string">
            <text:p text:style-name="P27">𓃀𓏏</text:p>
          </table:table-cell>
          <table:table-cell table:style-name="Πίνακας3.C1" office:value-type="string">
            <text:p text:style-name="P26">𓈖𓏏𓏏</text:p>
          </table:table-cell>
          <table:table-cell table:style-name="Πίνακας3.A1" office:value-type="string">
            <text:p text:style-name="P27">𓈖𓏏𓏏</text:p>
          </table:table-cell>
          <table:table-cell table:style-name="Πίνακας3.C1" office:value-type="string">
            <text:p text:style-name="P26">𓏏𓂋</text:p>
          </table:table-cell>
          <table:table-cell table:style-name="Πίνακας3.A1" office:value-type="string">
            <text:p text:style-name="P27">𓏏𓂋</text:p>
          </table:table-cell>
        </table:table-row>
        <table:table-row>
          <table:table-cell table:style-name="Πίνακας3.A1" office:value-type="string">
            <text:p text:style-name="P26">𓂂𓂁</text:p>
          </table:table-cell>
          <table:table-cell table:style-name="Πίνακας3.A1" office:value-type="string">
            <text:p text:style-name="P27">𓂂𓂁</text:p>
          </table:table-cell>
          <table:table-cell table:style-name="Πίνακας3.C1" office:value-type="string">
            <text:p text:style-name="P26">𓆑𓂋</text:p>
          </table:table-cell>
          <table:table-cell table:style-name="Πίνακας3.A1" office:value-type="string">
            <text:p text:style-name="P27">𓆑𓂋</text:p>
          </table:table-cell>
          <table:table-cell table:style-name="Πίνακας3.C1" office:value-type="string">
            <text:p text:style-name="P26">𓈖𓏥</text:p>
          </table:table-cell>
          <table:table-cell table:style-name="Πίνακας3.A1" office:value-type="string">
            <text:p text:style-name="P27">𓈖𓏥</text:p>
          </table:table-cell>
          <table:table-cell table:style-name="Πίνακας3.C1" office:value-type="string">
            <text:p text:style-name="P26">𓏏𓂝</text:p>
          </table:table-cell>
          <table:table-cell table:style-name="Πίνακας3.A1" office:value-type="string">
            <text:p text:style-name="P27">𓏏𓂝</text:p>
          </table:table-cell>
        </table:table-row>
        <table:table-row>
          <table:table-cell table:style-name="Πίνακας3.A1" office:value-type="string">
            <text:p text:style-name="P26">𓂂𓏥</text:p>
          </table:table-cell>
          <table:table-cell table:style-name="Πίνακας3.A1" office:value-type="string">
            <text:p text:style-name="P27">𓂂𓏥</text:p>
          </table:table-cell>
          <table:table-cell table:style-name="Πίνακας3.C1" office:value-type="string">
            <text:p text:style-name="P26">𓆓𓂧</text:p>
          </table:table-cell>
          <table:table-cell table:style-name="Πίνακας3.A1" office:value-type="string">
            <text:p text:style-name="P27">𓆓𓂧</text:p>
          </table:table-cell>
          <table:table-cell table:style-name="Πίνακας3.C1" office:value-type="string">
            <text:p text:style-name="P26">𓈖𓏭</text:p>
          </table:table-cell>
          <table:table-cell table:style-name="Πίνακας3.A1" office:value-type="string">
            <text:p text:style-name="P27">𓈖𓏭</text:p>
          </table:table-cell>
          <table:table-cell table:style-name="Πίνακας3.C1" office:value-type="string">
            <text:p text:style-name="P26">𓏏𓂻</text:p>
          </table:table-cell>
          <table:table-cell table:style-name="Πίνακας3.A1" office:value-type="string">
            <text:p text:style-name="P27">𓏏𓂻</text:p>
          </table:table-cell>
        </table:table-row>
        <table:table-row>
          <table:table-cell table:style-name="Πίνακας3.A1" office:value-type="string">
            <text:p text:style-name="P26">𓂂𓏥</text:p>
          </table:table-cell>
          <table:table-cell table:style-name="Πίνακας3.A1" office:value-type="string">
            <text:p text:style-name="P29">𓂂𓏥</text:p>
          </table:table-cell>
          <table:table-cell table:style-name="Πίνακας3.C1" office:value-type="string">
            <text:p text:style-name="P26">𓆓𓏏𓇿</text:p>
          </table:table-cell>
          <table:table-cell table:style-name="Πίνακας3.A1" office:value-type="string">
            <text:p text:style-name="P27">𓆓𓏏𓇿</text:p>
          </table:table-cell>
          <table:table-cell table:style-name="Πίνακας3.C1" office:value-type="string">
            <text:p text:style-name="P26">𓈖𓐍</text:p>
          </table:table-cell>
          <table:table-cell table:style-name="Πίνακας3.A1" office:value-type="string">
            <text:p text:style-name="P27">𓈖𓐍</text:p>
          </table:table-cell>
          <table:table-cell table:style-name="Πίνακας3.C1" office:value-type="string">
            <text:p text:style-name="P26">𓏏𓅱</text:p>
          </table:table-cell>
          <table:table-cell table:style-name="Πίνακας3.A1" office:value-type="string">
            <text:p text:style-name="P27">𓏏𓅱</text:p>
          </table:table-cell>
        </table:table-row>
        <table:table-row>
          <table:table-cell table:style-name="Πίνακας3.A1" office:value-type="string">
            <text:p text:style-name="P26">𓂋𓈖</text:p>
          </table:table-cell>
          <table:table-cell table:style-name="Πίνακας3.A1" office:value-type="string">
            <text:p text:style-name="P27">𓂋𓈖</text:p>
          </table:table-cell>
          <table:table-cell table:style-name="Πίνακας3.C1" office:value-type="string">
            <text:p text:style-name="P26">𓆱𓐍𓏏</text:p>
          </table:table-cell>
          <table:table-cell table:style-name="Πίνακας3.A1" office:value-type="string">
            <text:p text:style-name="P27">𓆱𓐍𓏏</text:p>
          </table:table-cell>
          <table:table-cell table:style-name="Πίνακας3.C1" office:value-type="string">
            <text:p text:style-name="P26">𓈙𓈖</text:p>
          </table:table-cell>
          <table:table-cell table:style-name="Πίνακας3.A1" office:value-type="string">
            <text:p text:style-name="P27">𓈙𓈖</text:p>
          </table:table-cell>
          <table:table-cell table:style-name="Πίνακας3.C1" office:value-type="string">
            <text:p text:style-name="P26">𓏏𓈖</text:p>
          </table:table-cell>
          <table:table-cell table:style-name="Πίνακας3.A1" office:value-type="string">
            <text:p text:style-name="P27">𓏏𓈖</text:p>
          </table:table-cell>
        </table:table-row>
        <table:table-row>
          <table:table-cell table:style-name="Πίνακας3.A1" office:value-type="string">
            <text:p text:style-name="P26">𓂋𓈖𓆑</text:p>
          </table:table-cell>
          <table:table-cell table:style-name="Πίνακας3.A1" office:value-type="string">
            <text:p text:style-name="P27">𓂋𓈖𓆑</text:p>
          </table:table-cell>
          <table:table-cell table:style-name="Πίνακας3.C1" office:value-type="string">
            <text:p text:style-name="P26">𓆷𓐍𓏏</text:p>
          </table:table-cell>
          <table:table-cell table:style-name="Πίνακας3.A1" office:value-type="string">
            <text:p text:style-name="P27">𓆷𓐍𓏏</text:p>
          </table:table-cell>
          <table:table-cell table:style-name="Πίνακας3.C1" office:value-type="string">
            <text:p text:style-name="P26">𓈙𓈖𓈖𓈖𓇳</text:p>
          </table:table-cell>
          <table:table-cell table:style-name="Πίνακας3.A1" office:value-type="string">
            <text:p text:style-name="P27">𓈙𓈖𓈖𓈖𓇳</text:p>
          </table:table-cell>
          <table:table-cell table:style-name="Πίνακας3.C1" office:value-type="string">
            <text:p text:style-name="P26">𓏏𓉐</text:p>
          </table:table-cell>
          <table:table-cell table:style-name="Πίνακας3.A1" office:value-type="string">
            <text:p text:style-name="P27">𓏏𓉐</text:p>
          </table:table-cell>
        </table:table-row>
        <table:table-row>
          <table:table-cell table:style-name="Πίνακας3.A1" office:value-type="string">
            <text:p text:style-name="P26">𓂋𓍿𓀀𓁐𓏥</text:p>
          </table:table-cell>
          <table:table-cell table:style-name="Πίνακας3.A1" office:value-type="string">
            <text:p text:style-name="P27">𓂋𓍿𓀀𓁐𓏥</text:p>
          </table:table-cell>
          <table:table-cell table:style-name="Πίνακας3.C1" office:value-type="string">
            <text:p text:style-name="P26">𓇋𓅓𓐜𓂞</text:p>
          </table:table-cell>
          <table:table-cell table:style-name="Πίνακας3.A1" office:value-type="string">
            <text:p text:style-name="P27">𓇋𓅓𓐜𓂞</text:p>
          </table:table-cell>
          <table:table-cell table:style-name="Πίνακας3.C1" office:value-type="string">
            <text:p text:style-name="P26">𓈙𓈗𓇳</text:p>
          </table:table-cell>
          <table:table-cell table:style-name="Πίνακας3.A1" office:value-type="string">
            <text:p text:style-name="P27">𓈙𓈗𓇳</text:p>
          </table:table-cell>
          <table:table-cell table:style-name="Πίνακας3.C1" office:value-type="string">
            <text:p text:style-name="P26">𓏏𓊪</text:p>
          </table:table-cell>
          <table:table-cell table:style-name="Πίνακας3.A1" office:value-type="string">
            <text:p text:style-name="P27">𓏏𓊪</text:p>
          </table:table-cell>
        </table:table-row>
        <table:table-row>
          <table:table-cell table:style-name="Πίνακας3.A1" office:value-type="string">
            <text:p text:style-name="P26">𓂋𓎆𓏺</text:p>
          </table:table-cell>
          <table:table-cell table:style-name="Πίνακας3.A1" office:value-type="string">
            <text:p text:style-name="P27">𓂋𓎆𓏺</text:p>
          </table:table-cell>
          <table:table-cell table:style-name="Πίνακας3.C1" office:value-type="string">
            <text:p text:style-name="P26">𓇋𓅓𓐜𓂟</text:p>
          </table:table-cell>
          <table:table-cell table:style-name="Πίνακας3.A1" office:value-type="string">
            <text:p text:style-name="P27">𓇋𓅓𓐜𓂟</text:p>
          </table:table-cell>
          <table:table-cell table:style-name="Πίνακας3.C1" office:value-type="string">
            <text:p text:style-name="P26">𓈞𓃀</text:p>
          </table:table-cell>
          <table:table-cell table:style-name="Πίνακας3.A1" office:value-type="string">
            <text:p text:style-name="P27">𓈞𓃀</text:p>
          </table:table-cell>
          <table:table-cell table:style-name="Πίνακας3.C1" office:value-type="string">
            <text:p text:style-name="P26">𓏏𓏏</text:p>
          </table:table-cell>
          <table:table-cell table:style-name="Πίνακας3.A1" office:value-type="string">
            <text:p text:style-name="P27">𓏏𓏏</text:p>
          </table:table-cell>
        </table:table-row>
        <table:table-row>
          <table:table-cell table:style-name="Πίνακας3.A1" office:value-type="string">
            <text:p text:style-name="P26">𓂋𓏏</text:p>
          </table:table-cell>
          <table:table-cell table:style-name="Πίνακας3.A1" office:value-type="string">
            <text:p text:style-name="P27">𓂋𓏏</text:p>
          </table:table-cell>
          <table:table-cell table:style-name="Πίνακας3.C1" office:value-type="string">
            <text:p text:style-name="P26">𓇋𓏠𓈖𓅆</text:p>
          </table:table-cell>
          <table:table-cell table:style-name="Πίνακας3.A1" office:value-type="string">
            <text:p text:style-name="P27">𓇋𓏠𓈖𓅆</text:p>
          </table:table-cell>
          <table:table-cell table:style-name="Πίνακας3.C1" office:value-type="string">
            <text:p text:style-name="P26">𓉐𓂋𓏏𓇳</text:p>
          </table:table-cell>
          <table:table-cell table:style-name="Πίνακας3.A1" office:value-type="string">
            <text:p text:style-name="P27">𓉐𓂋𓏏𓇳</text:p>
          </table:table-cell>
          <table:table-cell table:style-name="Πίνακας3.C1" office:value-type="string">
            <text:p text:style-name="P26">𓏏𓏤</text:p>
          </table:table-cell>
          <table:table-cell table:style-name="Πίνακας3.A1" office:value-type="string">
            <text:p text:style-name="P27">𓏏𓏤</text:p>
          </table:table-cell>
        </table:table-row>
        <table:table-row>
          <table:table-cell table:style-name="Πίνακας3.A1" office:value-type="string">
            <text:p text:style-name="P26">𓂋𓏤</text:p>
          </table:table-cell>
          <table:table-cell table:style-name="Πίνακας3.A1" office:value-type="string">
            <text:p text:style-name="P27">𓂋𓏤</text:p>
          </table:table-cell>
          <table:table-cell table:style-name="Πίνακας3.C1" office:value-type="string">
            <text:p text:style-name="P26">𓇹𓏺</text:p>
          </table:table-cell>
          <table:table-cell table:style-name="Πίνακας3.A1" office:value-type="string">
            <text:p text:style-name="P27">𓇹𓏺</text:p>
          </table:table-cell>
          <table:table-cell table:style-name="Πίνακας3.C1" office:value-type="string">
            <text:p text:style-name="P26">𓊃𓈖</text:p>
          </table:table-cell>
          <table:table-cell table:style-name="Πίνακας3.A1" office:value-type="string">
            <text:p text:style-name="P27">𓊃𓈖</text:p>
          </table:table-cell>
          <table:table-cell table:style-name="Πίνακας3.C1" office:value-type="string">
            <text:p text:style-name="P26">𓏏𓏥</text:p>
          </table:table-cell>
          <table:table-cell table:style-name="Πίνακας3.A1" office:value-type="string">
            <text:p text:style-name="P27">𓏏𓏥</text:p>
          </table:table-cell>
        </table:table-row>
        <table:table-row>
          <table:table-cell table:style-name="Πίνακας3.A1" office:value-type="string">
            <text:p text:style-name="P26">𓂋𓏤</text:p>
          </table:table-cell>
          <table:table-cell table:style-name="Πίνακας3.A1" office:value-type="string">
            <text:p text:style-name="P29">𓂋𓏤</text:p>
          </table:table-cell>
          <table:table-cell table:style-name="Πίνακας3.C1" office:value-type="string">
            <text:p text:style-name="P26">𓈇𓏥</text:p>
          </table:table-cell>
          <table:table-cell table:style-name="Πίνακας3.A1" office:value-type="string">
            <text:p text:style-name="P27">𓈇𓏥</text:p>
          </table:table-cell>
          <table:table-cell table:style-name="Πίνακας3.C1" office:value-type="string">
            <text:p text:style-name="P26">𓊃𓉐𓉐𓀀</text:p>
          </table:table-cell>
          <table:table-cell table:style-name="Πίνακας3.A1" office:value-type="string">
            <text:p text:style-name="P27">𓊃𓉐𓉐𓀀</text:p>
          </table:table-cell>
          <table:table-cell table:style-name="Πίνακας3.C1" office:value-type="string">
            <text:p text:style-name="P26">𓏏𓏭</text:p>
          </table:table-cell>
          <table:table-cell table:style-name="Πίνακας3.A1" office:value-type="string">
            <text:p text:style-name="P27">𓏏𓏭</text:p>
          </table:table-cell>
        </table:table-row>
        <table:table-row>
          <table:table-cell table:style-name="Πίνακας3.A1" office:value-type="string">
            <text:p text:style-name="P26">𓂋𓏭</text:p>
          </table:table-cell>
          <table:table-cell table:style-name="Πίνακας3.A1" office:value-type="string">
            <text:p text:style-name="P27">𓂋𓏭</text:p>
          </table:table-cell>
          <table:table-cell table:style-name="Πίνακας3.C1" office:value-type="string">
            <text:p text:style-name="P26">𓈎𓂋</text:p>
          </table:table-cell>
          <table:table-cell table:style-name="Πίνακας3.A1" office:value-type="string">
            <text:p text:style-name="P27">𓈎𓂋</text:p>
          </table:table-cell>
          <table:table-cell table:style-name="Πίνακας3.C1" office:value-type="string">
            <text:p text:style-name="P26">𓊪𓂡</text:p>
          </table:table-cell>
          <table:table-cell table:style-name="Πίνακας3.A1" office:value-type="string">
            <text:p text:style-name="P27">𓊪𓂡</text:p>
          </table:table-cell>
          <table:table-cell table:style-name="Πίνακας3.C1" office:value-type="string">
            <text:p text:style-name="P26">𓏛𓏥</text:p>
          </table:table-cell>
          <table:table-cell table:style-name="Πίνακας3.A1" office:value-type="string">
            <text:p text:style-name="P27">𓏛𓏥</text:p>
          </table:table-cell>
        </table:table-row>
        <table:table-row>
          <table:table-cell table:style-name="Πίνακας3.A1" office:value-type="string">
            <text:p text:style-name="P26">𓂋𓏼𓏼</text:p>
          </table:table-cell>
          <table:table-cell table:style-name="Πίνακας3.A1" office:value-type="string">
            <text:p text:style-name="P27">𓂋𓏼𓏼</text:p>
          </table:table-cell>
          <table:table-cell table:style-name="Πίνακας3.C1" office:value-type="string">
            <text:p text:style-name="P26">𓈎𓏏</text:p>
          </table:table-cell>
          <table:table-cell table:style-name="Πίνακας3.A1" office:value-type="string">
            <text:p text:style-name="P27">𓈎𓏏</text:p>
          </table:table-cell>
          <table:table-cell table:style-name="Πίνακας3.C1" office:value-type="string">
            <text:p text:style-name="P26">𓊪𓈖</text:p>
          </table:table-cell>
          <table:table-cell table:style-name="Πίνακας3.A1" office:value-type="string">
            <text:p text:style-name="P27">𓊪𓈖</text:p>
          </table:table-cell>
          <table:table-cell table:style-name="Πίνακας3.C1" office:value-type="string">
            <text:p text:style-name="P26">𓏤𓏥</text:p>
          </table:table-cell>
          <table:table-cell table:style-name="Πίνακας3.A1" office:value-type="string">
            <text:p text:style-name="P27">𓏤𓏥</text:p>
          </table:table-cell>
        </table:table-row>
        <table:table-row>
          <table:table-cell table:style-name="Πίνακας3.A1" office:value-type="string">
            <text:p text:style-name="P26">𓂋𓐍</text:p>
          </table:table-cell>
          <table:table-cell table:style-name="Πίνακας3.A1" office:value-type="string">
            <text:p text:style-name="P27">𓂋𓐍</text:p>
          </table:table-cell>
          <table:table-cell table:style-name="Πίνακας3.C1" office:value-type="string">
            <text:p text:style-name="P26">𓈖𓂋</text:p>
          </table:table-cell>
          <table:table-cell table:style-name="Πίνακας3.A1" office:value-type="string">
            <text:p text:style-name="P27">𓈖𓂋</text:p>
          </table:table-cell>
          <table:table-cell table:style-name="Πίνακας3.C1" office:value-type="string">
            <text:p text:style-name="P26">𓊪𓏏</text:p>
          </table:table-cell>
          <table:table-cell table:style-name="Πίνακας3.A1" office:value-type="string">
            <text:p text:style-name="P27">𓊪𓏏</text:p>
          </table:table-cell>
          <table:table-cell table:style-name="Πίνακας3.C1" office:value-type="string">
            <text:p text:style-name="P26">𓏲𓂋</text:p>
          </table:table-cell>
          <table:table-cell table:style-name="Πίνακας3.A1" office:value-type="string">
            <text:p text:style-name="P27">𓏲𓂋</text:p>
          </table:table-cell>
        </table:table-row>
        <table:table-row>
          <table:table-cell table:style-name="Πίνακας3.A1" office:value-type="string">
            <text:p text:style-name="P26">𓂝𓂋𓂋</text:p>
          </table:table-cell>
          <table:table-cell table:style-name="Πίνακας3.A1" office:value-type="string">
            <text:p text:style-name="P27">𓂝𓂋𓂋</text:p>
          </table:table-cell>
          <table:table-cell table:style-name="Πίνακας3.C1" office:value-type="string">
            <text:p text:style-name="P26">𓈖𓂝</text:p>
          </table:table-cell>
          <table:table-cell table:style-name="Πίνακας3.A1" office:value-type="string">
            <text:p text:style-name="P27">𓈖𓂝</text:p>
          </table:table-cell>
          <table:table-cell table:style-name="Πίνακας3.C1" office:value-type="string">
            <text:p text:style-name="P26">𓊸𓅡𓏤</text:p>
          </table:table-cell>
          <table:table-cell table:style-name="Πίνακας3.A1" office:value-type="string">
            <text:p text:style-name="P27">𓊸𓅡𓏤</text:p>
          </table:table-cell>
          <table:table-cell table:style-name="Πίνακας3.C1" office:value-type="string">
            <text:p text:style-name="P26">𓏲𓏏</text:p>
          </table:table-cell>
          <table:table-cell table:style-name="Πίνακας3.A1" office:value-type="string">
            <text:p text:style-name="P27">𓏲𓏏</text:p>
          </table:table-cell>
        </table:table-row>
        <table:table-row>
          <table:table-cell table:style-name="Πίνακας3.A1" office:value-type="string">
            <text:p text:style-name="P26">𓂝𓂻</text:p>
          </table:table-cell>
          <table:table-cell table:style-name="Πίνακας3.A1" office:value-type="string">
            <text:p text:style-name="P27">𓂝𓂻</text:p>
          </table:table-cell>
          <table:table-cell table:style-name="Πίνακας3.C1" office:value-type="string">
            <text:p text:style-name="P26">𓈖𓃀</text:p>
          </table:table-cell>
          <table:table-cell table:style-name="Πίνακας3.A1" office:value-type="string">
            <text:p text:style-name="P27">𓈖𓃀</text:p>
          </table:table-cell>
          <table:table-cell table:style-name="Πίνακας3.C1" office:value-type="string">
            <text:p text:style-name="P26">𓋴𓂋</text:p>
          </table:table-cell>
          <table:table-cell table:style-name="Πίνακας3.A1" office:value-type="string">
            <text:p text:style-name="P27">𓋴𓂋</text:p>
          </table:table-cell>
          <table:table-cell table:style-name="Πίνακας3.C1" office:value-type="string">
            <text:p text:style-name="P26">𓐍𓏏</text:p>
          </table:table-cell>
          <table:table-cell table:style-name="Πίνακας3.A1" office:value-type="string">
            <text:p text:style-name="P27">𓐍𓏏</text:p>
          </table:table-cell>
        </table:table-row>
        <table:table-row>
          <table:table-cell table:style-name="Πίνακας3.A1" office:value-type="string">
            <text:p text:style-name="P26">𓂝𓏏</text:p>
          </table:table-cell>
          <table:table-cell table:style-name="Πίνακας3.A1" office:value-type="string">
            <text:p text:style-name="P27">𓂝𓏏</text:p>
          </table:table-cell>
          <table:table-cell table:style-name="Πίνακας3.C1" office:value-type="string">
            <text:p text:style-name="P26">𓈖𓄿</text:p>
          </table:table-cell>
          <table:table-cell table:style-name="Πίνακας3.A1" office:value-type="string">
            <text:p text:style-name="P27">𓈖𓄿</text:p>
          </table:table-cell>
          <table:table-cell table:style-name="Πίνακας3.C1" office:value-type="string">
            <text:p text:style-name="P26">𓋹𓍑𓋴</text:p>
          </table:table-cell>
          <table:table-cell table:style-name="Πίνακας3.A1" office:value-type="string">
            <text:p text:style-name="P27">𓋹𓍑𓋴</text:p>
          </table:table-cell>
          <table:table-cell table:style-name="Πίνακας3.C1" office:value-type="string">
            <text:p text:style-name="P26">𓐍𓏏</text:p>
          </table:table-cell>
          <table:table-cell table:style-name="Πίνακας3.A1" office:value-type="string">
            <text:p text:style-name="P29">𓐍𓏏</text:p>
          </table:table-cell>
        </table:table-row>
        <table:table-row>
          <table:table-cell table:style-name="Πίνακας3.A1" office:value-type="string">
            <text:p text:style-name="P26">𓂡𓎢</text:p>
          </table:table-cell>
          <table:table-cell table:style-name="Πίνακας3.A1" office:value-type="string">
            <text:p text:style-name="P27">𓂡𓎢</text:p>
          </table:table-cell>
          <table:table-cell table:style-name="Πίνακας3.C1" office:value-type="string">
            <text:p text:style-name="P26">𓈖𓆑</text:p>
          </table:table-cell>
          <table:table-cell table:style-name="Πίνακας3.A1" office:value-type="string">
            <text:p text:style-name="P27">𓈖𓆑</text:p>
          </table:table-cell>
          <table:table-cell table:style-name="Πίνακας3.C1" office:value-type="string">
            <text:p text:style-name="P26">𓍿𓏏</text:p>
          </table:table-cell>
          <table:table-cell table:style-name="Πίνακας3.A1" office:value-type="string">
            <text:p text:style-name="P27">𓍿𓏏</text:p>
          </table:table-cell>
          <table:table-cell table:style-name="Πίνακας3.C1" office:value-type="string">
            <text:p text:style-name="P30">𓅓𓂋</text:p>
          </table:table-cell>
          <table:table-cell table:style-name="Πίνακας3.A1" office:value-type="string">
            <text:p text:style-name="P31">𓅓𓂋</text:p>
          </table:table-cell>
        </table:table-row>
        <table:table-row>
          <table:table-cell table:style-name="Πίνακας3.A1" office:value-type="string">
            <text:p text:style-name="P26">𓂣𓏻</text:p>
          </table:table-cell>
          <table:table-cell table:style-name="Πίνακας3.A1" office:value-type="string">
            <text:p text:style-name="P27">𓂣𓏻</text:p>
          </table:table-cell>
          <table:table-cell table:style-name="Πίνακας3.C1" office:value-type="string">
            <text:p text:style-name="P26">𓈖𓆓</text:p>
          </table:table-cell>
          <table:table-cell table:style-name="Πίνακας3.A1" office:value-type="string">
            <text:p text:style-name="P27">𓈖𓆓</text:p>
          </table:table-cell>
          <table:table-cell table:style-name="Πίνακας3.C1" office:value-type="string">
            <text:p text:style-name="P26">𓎢𓄿</text:p>
          </table:table-cell>
          <table:table-cell table:style-name="Πίνακας3.A1" office:value-type="string">
            <text:p text:style-name="P27">𓎢𓄿</text:p>
          </table:table-cell>
          <table:table-cell table:style-name="Πίνακας3.C1" office:value-type="string">
            <text:p text:style-name="P30">𓅓𓂝</text:p>
          </table:table-cell>
          <table:table-cell table:style-name="Πίνακας3.A1" office:value-type="string">
            <text:p text:style-name="P31">𓅓𓂝</text:p>
          </table:table-cell>
        </table:table-row>
        <table:table-row>
          <table:table-cell table:style-name="Πίνακας3.A1" office:value-type="string">
            <text:p text:style-name="P26">𓂣𓏽𓏼</text:p>
          </table:table-cell>
          <table:table-cell table:style-name="Πίνακας3.A1" office:value-type="string">
            <text:p text:style-name="P27">𓂣𓏽𓏼</text:p>
          </table:table-cell>
          <table:table-cell table:style-name="Πίνακας3.C1" office:value-type="string">
            <text:p text:style-name="P26">𓈖𓎢</text:p>
          </table:table-cell>
          <table:table-cell table:style-name="Πίνακας3.A1" office:value-type="string">
            <text:p text:style-name="P27">𓈖𓎢</text:p>
          </table:table-cell>
          <table:table-cell table:style-name="Πίνακας3.C1" office:value-type="string">
            <text:p text:style-name="P24">𓅱𓏏</text:p>
          </table:table-cell>
          <table:table-cell table:style-name="Πίνακας3.A1" office:value-type="string">
            <text:p text:style-name="P23">𓅱𓏏</text:p>
          </table:table-cell>
          <table:table-cell table:style-name="Πίνακας3.C1" office:value-type="string">
            <text:p text:style-name="P30">𓅓𓏏</text:p>
          </table:table-cell>
          <table:table-cell table:style-name="Πίνακας3.A1" office:value-type="string">
            <text:p text:style-name="P31">𓅓𓏏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oania" svg:font-family="Aroania"/>
    <style:font-face style:name="Mangal1" svg:font-family="Mangal"/>
    <style:font-face style:name="Nilus1" svg:font-family="Nilu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ilus" svg:font-family="Nilus" style:font-family-generic="roman" style:font-pitch="variable"/>
    <style:font-face style:name="Nilus:aalt" svg:font-family="Nilus:aalt" style:font-family-generic="roman" style:font-pitch="variable"/>
    <style:font-face style:name="Nilus:aalt=2" svg:font-family="Nilus:aalt=2" style:font-family-generic="roman" style:font-pitch="variable"/>
    <style:font-face style:name="Nilus:liga=0" svg:font-family="Nilus:liga=0" style:font-family-generic="roman" style:font-pitch="variable"/>
    <style:font-face style:name="Nilus:salt" svg:font-family="Nilus:salt" style:font-family-generic="roman" style:font-pitch="variable"/>
    <style:font-face style:name="Nilus:ss20" svg:font-family="Nilus:ss20" style:font-family-generic="roman" style:font-pitch="variable"/>
    <style:font-face style:name="Calibri1" svg:font-family="Calibri" style:font-family-generic="swiss" style:font-pitch="variable"/>
    <style:font-face style:name="Calibri:onum" svg:font-family="Calibri:onum" style:font-family-generic="swiss" style:font-pitch="variable"/>
    <style:font-face style:name="Calibri:smcp" svg:font-family="Calibri:smcp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Βασικό" style:family="paragraph">
      <style:paragraph-properties fo:hyphenation-ladder-count="no-limit"/>
      <style:text-properties fo:hyphenate="false" fo:hyphenation-remain-char-count="2" fo:hyphenation-push-char-count="2"/>
    </style:style>
    <style:style style:name="Προεπιλεγμένη_20_γραμματοσειρά" style:display-name="Προεπιλεγμένη γραμματοσειρά" style:family="text"/>
    <style:style style:name="Υπερ-σύνδεση" style:family="text" style:parent-style-name="Προεπιλεγμένη_20_γραμματοσειρά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01cm" fo:margin-bottom="2.501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8:45:31.296000000</meta:creation-date>
    <dc:date>2018-01-11T16:59:45.559000000</dc:date>
    <meta:editing-duration>PT1H59M57S</meta:editing-duration>
    <meta:editing-cycles>27</meta:editing-cycles>
    <meta:generator>LibreOffice/5.4.2.2$Windows_x86 LibreOffice_project/22b09f6418e8c2d508a9eaf86b2399209b0990f4</meta:generator>
    <dc:title>Nilus character repertoire...</dc:title>
    <meta:document-statistic meta:table-count="1" meta:image-count="0" meta:object-count="0" meta:page-count="3" meta:paragraph-count="198" meta:word-count="1045" meta:character-count="2480" meta:non-whitespace-character-count="1693"/>
  </office:meta>
</office:document-meta>
</file>